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22cm" fo:min-width="2.4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74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71cm" fo:min-width="0.7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7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.285cm"/>
    </style:style>
    <style:style style:name="gr7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1.1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77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2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136cm"/>
    </style:style>
    <style:style style:name="gr15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11cm" fo:min-width="1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.699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.449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31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4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P12" style:family="paragraph">
      <style:paragraph-properties fo:text-align="center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962cm" svg:height="1.972cm" svg:x="1.234cm" svg:y="1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962cm" svg:height="1.972cm" svg:x="6.776cm" svg:y="1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216cm" svg:height="1.108cm" svg:x="3.082cm" svg:y="5.3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.216cm" svg:height="1.107cm" svg:x="6.776cm" svg:y="5.32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2" draw:layer="layout" svg:width="1.251cm" svg:height="1.119cm" svg:x="2.224cm" svg:y="1.626cm">
          <draw:text-box>
            <text:p>p</text:p>
          </draw:text-box>
        </draw:frame>
        <draw:frame draw:style-name="gr5" draw:text-style-name="P3" draw:layer="layout" svg:width="0.761cm" svg:height="1.022cm" svg:x="7.859cm" svg:y="1.726cm">
          <draw:text-box>
            <text:p><text:span text:style-name="T1">c</text:span></text:p>
          </draw:text-box>
        </draw:frame>
        <draw:custom-shape draw:style-name="gr6" draw:text-style-name="P1" draw:layer="layout" svg:width="1.109cm" svg:height="1.109cm" svg:x="12.377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731cm" svg:y1="2.091cm" svg:x2="12.43cm" svg:y2="2.091cm">
          <text:p/>
        </draw:line>
        <draw:line draw:style-name="gr8" draw:text-style-name="P4" draw:layer="layout" svg:x1="12.883cm" svg:y1="4.108cm" svg:x2="12.883cm" svg:y2="2.63cm">
          <text:p/>
        </draw:line>
        <draw:frame draw:style-name="gr9" draw:text-style-name="P3" draw:layer="layout" svg:width="1.018cm" svg:height="1.12cm" svg:x="12.568cm" svg:y="1.621cm">
          <draw:text-box>
            <text:p text:style-name="P5">&gt;</text:p>
          </draw:text-box>
        </draw:frame>
        <draw:frame draw:style-name="gr10" draw:text-style-name="P7" draw:layer="layout" svg:width="1.642cm" svg:height="0.806cm" svg:x="3.574cm" svg:y="5.396cm">
          <draw:text-box>
            <text:p text:style-name="P6">mul</text:p>
          </draw:text-box>
        </draw:frame>
        <draw:frame draw:style-name="gr11" draw:text-style-name="P7" xml:id="id7" draw:id="id7" draw:layer="layout" svg:width="1.524cm" svg:height="1.022cm" svg:x="7.197cm" svg:y="5.396cm">
          <draw:text-box>
            <text:p text:style-name="P6">add</text:p>
          </draw:text-box>
        </draw:frame>
        <draw:line draw:style-name="gr12" draw:text-style-name="P4" draw:layer="layout" svg:x1="7.883cm" svg:y1="3.199cm" svg:x2="7.883cm" svg:y2="5.333cm">
          <text:p/>
        </draw:line>
        <draw:frame draw:style-name="gr13" draw:text-style-name="P9" draw:layer="layout" svg:width="1.247cm" svg:height="0.569cm" svg:x="4.085cm" svg:y="1.517cm">
          <draw:text-box>
            <text:p text:style-name="P8">p&lt;--m</text:p>
          </draw:text-box>
        </draw:frame>
        <draw:custom-shape draw:style-name="gr14" draw:text-style-name="P1" xml:id="id2" draw:id="id2" draw:layer="layout" svg:width="1.27cm" svg:height="1.27cm" svg:x="15.743cm" svg:y="2.2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1.018cm" svg:height="1.12cm" svg:x="16.001cm" svg:y="2.432cm">
          <draw:text-box>
            <text:p>&gt;</text:p>
          </draw:text-box>
        </draw:frame>
        <draw:line draw:style-name="gr15" draw:text-style-name="P4" draw:layer="layout" svg:x1="16.978cm" svg:y1="2.881cm" svg:x2="18.883cm" svg:y2="2.881cm">
          <text:p/>
        </draw:line>
        <draw:frame draw:style-name="gr16" draw:text-style-name="P10" draw:layer="layout" svg:width="1.162cm" svg:height="0.725cm" svg:x="17.191cm" svg:y="2.146cm">
          <draw:text-box>
            <text:p><text:span text:style-name="T2">y</text:span><text:span text:style-name="T2">e</text:span><text:span text:style-name="T2">s</text:span></text:p>
          </draw:text-box>
        </draw:frame>
        <draw:frame draw:style-name="gr17" draw:text-style-name="P10" draw:layer="layout" svg:width="1.45cm" svg:height="0.725cm" svg:x="18.691cm" svg:y="2.547cm">
          <draw:text-box>
            <text:p><text:span text:style-name="T2">done</text:span></text:p>
          </draw:text-box>
        </draw:frame>
        <draw:line draw:style-name="gr18" draw:text-style-name="P4" draw:layer="layout" svg:x1="16.384cm" svg:y1="3.516cm" svg:x2="16.384cm" svg:y2="4.786cm">
          <text:p/>
        </draw:line>
        <draw:frame draw:style-name="gr19" draw:text-style-name="P10" draw:layer="layout" svg:width="0.976cm" svg:height="0.725cm" svg:x="16.291cm" svg:y="3.547cm">
          <draw:text-box>
            <text:p><text:span text:style-name="T2">no</text:span></text:p>
          </draw:text-box>
        </draw:frame>
        <draw:custom-shape draw:style-name="gr20" draw:text-style-name="P1" draw:layer="layout" svg:width="1.588cm" svg:height="1.161cm" svg:x="15.59cm" svg:y="4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1.74cm" svg:height="1.119cm" svg:x="15.655cm" svg:y="5.028cm">
          <draw:text-box>
            <text:p><text:span text:style-name="T3">p&lt;--m</text:span></text:p>
          </draw:text-box>
        </draw:frame>
        <draw:line draw:style-name="gr18" draw:text-style-name="P4" draw:layer="layout" svg:x1="16.384cm" svg:y1="5.916cm" svg:x2="16.384cm" svg:y2="7.186cm">
          <text:p/>
        </draw:line>
        <draw:custom-shape draw:style-name="gr20" draw:text-style-name="P1" xml:id="id1" draw:id="id1" draw:layer="layout" svg:width="1.588cm" svg:height="1.161cm" svg:x="15.59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1.74cm" svg:height="1.119cm" svg:x="15.755cm" svg:y="7.428cm">
          <draw:text-box>
            <text:p><text:span text:style-name="T3">c</text:span><text:span text:style-name="T3">&lt;</text:span><text:span text:style-name="T3">-</text:span><text:span text:style-name="T3">-</text:span><text:span text:style-name="T3">a</text:span></text:p>
          </draw:text-box>
        </draw:frame>
        <draw:connector draw:style-name="gr22" draw:text-style-name="P4" draw:layer="layout" svg:x1="15.59cm" svg:y1="7.775cm" svg:x2="15.743cm" svg:y2="2.898cm" draw:start-shape="id1" draw:start-glue-point="3" draw:end-shape="id2" draw:end-glue-point="5" svg:d="M15590 7775h-501v-4877h654" svg:viewBox="0 0 655 4878">
          <text:p/>
        </draw:connector>
        <draw:frame draw:style-name="gr23" draw:text-style-name="P10" draw:layer="layout" svg:width="1.328cm" svg:height="0.725cm" svg:x="15.691cm" svg:y="1.447cm">
          <draw:text-box>
            <text:p><text:span text:style-name="T2">start</text:span></text:p>
          </draw:text-box>
        </draw:frame>
        <draw:custom-shape draw:style-name="gr24" draw:text-style-name="P1" draw:layer="layout" svg:width="1.367cm" svg:height="1.367cm" svg:x="12.201cm" svg:y="4.007cm">
          <text:p text:style-name="P12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3" draw:layer="layout" svg:width="0.949cm" svg:height="1.022cm" svg:x="12.498cm" svg:y="4.259cm">
          <draw:text-box>
            <text:p><text:span text:style-name="T1">n</text:span></text:p>
          </draw:text-box>
        </draw:frame>
        <draw:connector draw:style-name="gr26" draw:text-style-name="P4" draw:layer="layout" svg:x1="2.715cm" svg:y1="3.199cm" svg:x2="4.19cm" svg:y2="5.308cm" draw:start-shape="id3" draw:start-glue-point="2" draw:end-shape="id4" draw:end-glue-point="7" svg:d="M2715 3199v1055h1475v1054" svg:viewBox="0 0 1476 2110">
          <text:p/>
        </draw:connector>
        <draw:connector draw:style-name="gr27" draw:text-style-name="P4" draw:layer="layout" svg:x1="8.257cm" svg:y1="3.199cm" svg:x2="4.19cm" svg:y2="5.308cm" draw:start-shape="id5" draw:start-glue-point="2" draw:end-shape="id4" draw:end-glue-point="7" svg:d="M8257 3199v1055h-4067v1054" svg:viewBox="0 0 4068 2110">
          <text:p/>
        </draw:connector>
        <draw:line draw:style-name="gr12" draw:text-style-name="P4" draw:layer="layout" svg:x1="4.683cm" svg:y1="4.251cm" svg:x2="4.683cm" svg:y2="5.292cm">
          <text:p/>
        </draw:line>
        <draw:custom-shape draw:style-name="gr24" draw:text-style-name="P1" draw:layer="layout" svg:width="1.367cm" svg:height="1.367cm" svg:x="9.901cm" svg:y="4.0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3" xml:id="id6" draw:id="id6" draw:layer="layout" svg:width="0.949cm" svg:height="1.022cm" svg:x="10.198cm" svg:y="4.359cm">
          <draw:text-box>
            <text:p><text:span text:style-name="T1">1</text:span></text:p>
          </draw:text-box>
        </draw:frame>
        <draw:connector draw:style-name="gr28" draw:text-style-name="P4" draw:layer="layout" svg:x1="10.672cm" svg:y1="5.381cm" svg:x2="8.721cm" svg:y2="5.907cm" draw:start-shape="id6" draw:start-glue-point="2" draw:end-shape="id7" svg:d="M10672 5381v526h-1951" svg:viewBox="0 0 1952 527">
          <text:p/>
        </draw:connector>
        <draw:connector draw:style-name="gr29" draw:text-style-name="P4" draw:layer="layout" svg:x1="4.19cm" svg:y1="6.416cm" svg:x2="4.196cm" svg:y2="2.213cm" draw:start-shape="id4" draw:start-glue-point="5" draw:end-shape="id3" svg:d="M4190 6416v502h1610v-4705h-1604" svg:viewBox="0 0 1611 4706">
          <text:p/>
        </draw:connector>
        <draw:connector draw:style-name="gr30" draw:text-style-name="P4" draw:layer="layout" draw:line-skew="0cm -0.195cm" svg:x1="7.959cm" svg:y1="6.418cm" svg:x2="6.776cm" svg:y2="2.213cm" draw:start-shape="id7" draw:start-glue-point="2" draw:end-shape="id5" draw:end-glue-point="3" svg:d="M7959 6418v500h-1879v-4705h696" svg:viewBox="0 0 1880 4706">
          <text:p/>
        </draw:connector>
        <draw:g>
          <draw:custom-shape draw:style-name="gr31" draw:text-style-name="P1" draw:layer="layout" svg:width="0.266cm" svg:height="0.266cm" svg:x="4.579cm" svg:y="2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14" draw:layer="layout" svg:width="0.68cm" svg:height="0.645cm" svg:x="4.375cm" svg:y="1.852cm">
            <draw:text-box>
              <text:p text:style-name="P13">x</text:p>
            </draw:text-box>
          </draw:frame>
        </draw:g>
        <draw:g>
          <draw:custom-shape draw:style-name="gr31" draw:text-style-name="P1" draw:layer="layout" svg:width="0.266cm" svg:height="0.266cm" svg:x="6.17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14" draw:layer="layout" svg:width="0.68cm" svg:height="0.645cm" svg:x="5.975cm" svg:y="1.853cm">
            <draw:text-box>
              <text:p text:style-name="P13">x</text:p>
            </draw:text-box>
          </draw:frame>
        </draw:g>
        <draw:frame draw:style-name="gr33" draw:text-style-name="P9" draw:layer="layout" svg:width="1.247cm" svg:height="0.569cm" svg:x="5.785cm" svg:y="1.518cm">
          <draw:text-box>
            <text:p text:style-name="P8">c&lt;--a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4-05-17T20:04:47.185532237</dc:date>
    <meta:editing-duration>PT26M55S</meta:editing-duration>
    <meta:editing-cycles>4</meta:editing-cycles>
    <meta:generator>LibreOffice/7.4.7.2$Linux_X86_64 LibreOffice_project/40$Build-2</meta:generator>
    <meta:document-statistic meta:object-count="45"/>
  </office:meta>
</office:document-meta>
</file>